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Heading_20_1">
      <style:paragraph-properties fo:text-align="start" style:justify-single-word="false"/>
    </style:style>
    <style:style style:name="P5" style:family="paragraph" style:parent-style-name="Standard">
      <style:paragraph-properties fo:text-align="start" style:justify-single-word="false"/>
    </style:style>
    <style:style style:name="P6" style:family="paragraph" style:parent-style-name="Standard" style:list-style-name="L1">
      <style:paragraph-properties fo:text-align="start" style:justify-single-word="false"/>
    </style:style>
    <style:style style:name="P7" style:family="paragraph" style:parent-style-name="Standard" style:list-style-name="L2">
      <style:paragraph-properties fo:text-align="start" style:justify-single-word="false"/>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style:font-name="Times New Roman" fo:font-size="12pt" style:font-size-asian="12pt" style:font-size-complex="12pt"/>
    </style:style>
    <style:style style:name="T4" style:family="text">
      <style:text-properties style:font-name="Times New Roman" fo:font-size="12pt" fo:font-weight="normal" style:font-size-asian="12pt" style:font-weight-asian="normal" style:font-size-complex="12pt" style:font-weight-complex="normal"/>
    </style:style>
    <style:style style:name="T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roducible Data Analysis Projects</text:p>
      <text:p text:style-name="P1"/>
      <text:p text:style-name="P3">Context</text:p>
      <text:p text:style-name="P3"/>
      <text:p text:style-name="P2">This document will briefly cover how to make a data-based research project reproducible. It assumes the project starts with raw data, the data are then cleaned/transformed/summarized using a programming language, and the final outputs are tables, graphs, or some other data-based product. R is used as the example programming language, but the same principles apply to all languages.</text:p>
      <text:p text:style-name="P2"/>
      <text:p text:style-name="P3">Why Make a Project Reproducible?</text:p>
      <text:p text:style-name="P3"/>
      <text:p text:style-name="P9">For yourself! Projects get complicated. If you take a couple months off from working on a project, then return to it to make some changes, you could be lost in your own work if it is not well organized and documented.</text:p>
      <text:p text:style-name="P9"/>
      <text:p text:style-name="P9">For review--by others or yourself. Everyone makes mistakes. A structured, organized project makes catching and fixing mistakes easier. Likewise, if the process of a data analysis cannot be reviewed, verified, or reproduced by a third party, there is no way to confirm mistakes were not made.</text:p>
      <text:p text:style-name="P2"/>
      <text:p text:style-name="P3">Project Structure</text:p>
      <text:p text:style-name="P3"/>
      <text:p text:style-name="P2">Fundamentally, a reproducible data analysis is one that can be shared and recreated. To facilitate this, we will create a reproducible "bundle" using folders. <text:span text:style-name="T5">Every file needed to recreate the analysis from beginning to end should be in this single project folder. </text:span>The following is an example of a reproducible project's folder structure. Note: Arrows denote folders, dots denote files within the folder, indented arrows represent subfolders.</text:p>
      <text:p text:style-name="P2"/>
      <text:list xml:id="list3561911528620592375" text:style-name="L1">
        <text:list-item>
          <text:p text:style-name="P6">Project_Name</text:p>
        </text:list-item>
      </text:list>
      <text:p text:style-name="P2"><text:tab/> - <text:s text:c="3"/>readme.txt</text:p>
      <text:list xml:id="list29792736" text:continue-numbering="true" text:style-name="L1">
        <text:list-item>
          <text:list>
            <text:list-item>
              <text:p text:style-name="P6">data</text:p>
              <text:list>
                <text:list-item>
                  <text:p text:style-name="P6">raw_data</text:p>
                  <text:list>
                    <text:list-item>
                      <text:p text:style-name="P6">diagnosis.csv</text:p>
                    </text:list-item>
                    <text:list-item>
                      <text:p text:style-name="P6">encounters.csv</text:p>
                    </text:list-item>
                  </text:list>
                </text:list-item>
                <text:list-item>
                  <text:p text:style-name="P6">cleaned_data</text:p>
                  <text:list>
                    <text:list-item>
                      <text:p text:style-name="P6">diagnosis_cleaned.csv</text:p>
                    </text:list-item>
                    <text:list-item>
                      <text:p text:style-name="P6">encounters_cleaned.csv</text:p>
                    </text:list-item>
                  </text:list>
                </text:list-item>
              </text:list>
            </text:list-item>
            <text:list-item>
              <text:p text:style-name="P6">analysis_scripts</text:p>
              <text:list>
                <text:list-item>
                  <text:list>
                    <text:list-item>
                      <text:p text:style-name="P6">00_create_sql_tbls.R</text:p>
                    </text:list-item>
                    <text:list-item>
                      <text:p text:style-name="P6">01_clean_tbls.R</text:p>
                    </text:list-item>
                    <text:list-item>
                      <text:p text:style-name="P6">02_create_cohort.R</text:p>
                    </text:list-item>
                  </text:list>
                </text:list-item>
              </text:list>
            </text:list-item>
            <text:list-item>
              <text:p text:style-name="P6">outputs</text:p>
              <text:list>
                <text:list-item>
                  <text:list>
                    <text:list-item>
                      <text:p text:style-name="P6">cohort_tbl.pdf</text:p>
                    </text:list-item>
                  </text:list>
                </text:list-item>
              </text:list>
            </text:list-item>
          </text:list>
        </text:list-item>
      </text:list>
      <text:p text:style-name="P2"/>
      <text:p text:style-name="P2">There is no universal template for stucturing all projects. Each project may require different types of folders. For example, if you need to create and use personalized functions, you may want to add a my_functions folder that contains several R scripts that define functions. Regardless, the same principles should always be followed:</text:p>
      <text:p text:style-name="P2"><text:s/></text:p>
      <text:list xml:id="list1231082572568684486" text:style-name="L2">
        <text:list-item>
          <text:p text:style-name="P7">Similar files should be grouped together in folders to avoid clutter.</text:p>
        </text:list-item>
        <text:list-item>
          <text:p text:style-name="P7">All folders and files should have clear, simple names that indicate their contents/purpose.</text:p>
        </text:list-item>
        <text:list-item>
          <text:p text:style-name="P7"><text:soft-page-break/>Scripts that need to be run sequentially should be numbered</text:p>
        </text:list-item>
        <text:list-item>
          <text:p text:style-name="P7">A readme.txt guide that explains the project goals, approach/strategy, dates, authors, and data sources should always be included. If there are many folders, a brief explanation of file locations should be included.</text:p>
        </text:list-item>
        <text:list-item>
          <text:p text:style-name="P7">Raw data should never be altered. Any changes to the raw data should be saved as a new file.</text:p>
        </text:list-item>
      </text:list>
      <text:p text:style-name="P2"/>
      <text:p text:style-name="P2"/>
      <text:p text:style-name="P2"><text:span text:style-name="Source_20_Text"/></text:p>
      <text:p text:style-name="P1"><text:span text:style-name="Source_20_Text"><text:span text:style-name="T2">Working Directory and File Paths</text:span></text:span></text:p>
      <text:p text:style-name="P1"><text:span text:style-name="Source_20_Text"><text:span text:style-name="T1"/></text:span></text:p>
      <text:p text:style-name="P2"><text:span text:style-name="Source_20_Text"><text:span text:style-name="T1">Now that we've got a shareable file structure, it is important to keep all file paths relative to a </text:span></text:span><text:span text:style-name="Source_20_Text"><text:span text:style-name="T1">common working directory. The working directory is the default location that R will read and write files to and from and serves as a general reference point for R.</text:span></text:span></text:p>
      <text:p text:style-name="P2"><text:span text:style-name="Source_20_Text"><text:span text:style-name="T1"/></text:span></text:p>
      <text:p text:style-name="P2"><text:span text:style-name="Source_20_Text"><text:span text:style-name="T1">If we don't use relative file paths, then our project will only run on our local computer. For example, if I defined a dataset as:</text:span></text:span></text:p>
      <text:p text:style-name="P2"><text:span text:style-name="Source_20_Text"><text:span text:style-name="T1"/></text:span></text:p>
      <text:p text:style-name="P2"><text:span text:style-name="Source_20_Text"><text:span text:style-name="T1">my_data &lt;- read.csv("C:\Users\ben\documents\project_name\data\raw_data\encounter.csv") </text:span></text:span></text:p>
      <text:p text:style-name="P2"><text:span text:style-name="Source_20_Text"><text:span text:style-name="T1"/></text:span></text:p>
      <text:p text:style-name="P2"><text:span text:style-name="Source_20_Text"><text:span text:style-name="T1">Then that is referencing a specific location on my computer and will fail to run anywhere else.</text:span></text:span></text:p>
      <text:p text:style-name="P2"><text:span text:style-name="Source_20_Text"><text:span text:style-name="T1"/></text:span></text:p>
      <text:p text:style-name="P2"><text:span text:style-name="Source_20_Text"><text:span text:style-name="T1">Instead, something like this would be preferable:</text:span></text:span></text:p>
      <text:p text:style-name="P2"><text:span text:style-name="Source_20_Text"><text:span text:style-name="T1"/></text:span></text:p>
      <text:p text:style-name="P2"><text:span text:style-name="Source_20_Text"><text:span text:style-name="T1">my_data &lt;- read.csv("./project_name/data/raw_data/encounter.csv")</text:span></text:span></text:p>
      <text:p text:style-name="P2"><text:span text:style-name="Source_20_Text"><text:span text:style-name="T1"/></text:span></text:p>
      <text:p text:style-name="P2"><text:span text:style-name="Source_20_Text"><text:span text:style-name="T1">The above tells R to start at the current working directory (default working directory is defined in Tools &gt; Global Options in Rstudio) and look for the project_name folder, then follow the file path from there. All the person trying to reproduce the project has to do is save the project_name folder to their working directory and all file paths will work.</text:span></text:span></text:p>
      <text:p text:style-name="P2"><text:span text:style-name="Source_20_Text"><text:span text:style-name="T1"/></text:span></text:p>
      <text:p text:style-name="P2"><text:span text:style-name="Source_20_Text"><text:span text:style-name="T2">File path lingo:</text:span></text:span></text:p>
      <text:p text:style-name="P2"><text:span text:style-name="Source_20_Text"><text:span text:style-name="T2"/></text:span></text:p>
      <text:p text:style-name="P2"><text:span text:style-name="Source_20_Text"><text:span text:style-name="T1">"~/project1" says look in users home directory for the project1 folder</text:span></text:span></text:p>
      <text:p text:style-name="P2"><text:span text:style-name="Source_20_Text"><text:span text:style-name="T1">"./project1" says look in the current working directory for the project1 folder</text:span></text:span></text:p>
      <text:p text:style-name="P2"><text:span text:style-name="Source_20_Text"><text:span text:style-name="T1">"../project1" says go up to the parent folder of the current working directory, and look there for the project1 folder there.</text:span></text:span></text:p>
      <text:p text:style-name="P2"><text:span text:style-name="Source_20_Text"><text:span text:style-name="T1"/></text:span></text:p>
      <text:p text:style-name="P2"><text:span text:style-name="Source_20_Text"><text:span text:style-name="T2">R commands:</text:span></text:span></text:p>
      <text:p text:style-name="P2"><text:span text:style-name="Source_20_Text"><text:span text:style-name="T1"/></text:span></text:p>
      <text:p text:style-name="P2"><text:span text:style-name="Source_20_Text"><text:span text:style-name="T1">getwd() will return your current working directory</text:span></text:span></text:p>
      <text:p text:style-name="P2"><text:span text:style-name="Source_20_Text"><text:span text:style-name="T1">setwd("file_path") will set the working directory to the file path specified</text:span></text:span></text:p>
      <text:p text:style-name="P2"><text:span text:style-name="Source_20_Text"><text:span text:style-name="T1"/></text:span></text:p>
      <text:p text:style-name="P2"><text:span text:style-name="Source_20_Text"><text:span text:style-name="T2">Summary of shareable file path setup:</text:span></text:span></text:p>
      <text:p text:style-name="P2"><text:span text:style-name="Source_20_Text"><text:span text:style-name="T1"/></text:span></text:p>
      <text:p text:style-name="P2"><text:span text:style-name="Source_20_Text"><text:span text:style-name="T1">The original creator of the analysis creates the project their working directory. All file paths in their scripts are then referenced as "./project_name/subfolder/file_name.csv"</text:span></text:span></text:p>
      <text:p text:style-name="P2"><text:span text:style-name="Source_20_Text"><text:span text:style-name="T1"/></text:span></text:p>
      <text:p text:style-name="P2"><text:span text:style-name="Source_20_Text"><text:span text:style-name="T1">Then the person receiving the project can simply download the project_name folder to their working directory and immediately run all the scripts with no file path errors.</text:span></text:span></text:p>
      <text:p text:style-name="P2"><text:span text:style-name="Source_20_Text"><text:span text:style-name="T1"/></text:span></text:p>
      <text:p text:style-name="P1"><text:span text:style-name="Source_20_Text"><text:span text:style-name="T2">Coding Style</text:span></text:span></text:p>
      <text:p text:style-name="P1"><text:soft-page-break/><text:span text:style-name="Source_20_Text"><text:span text:style-name="T2"/></text:span></text:p>
      <text:p text:style-name="P2"><text:span text:style-name="Source_20_Text"><text:span text:style-name="T1">When writing reproducible code, it is important that all code be consistent and human readable. Comments should be written regularly to explain important points and context that may not be evident from the code itself. See the following link for a thorough explanation: </text:span></text:span><text:a xlink:type="simple" xlink:href="https://style.tidyverse.org/index.html" text:style-name="Internet_20_link" text:visited-style-name="Visited_20_Internet_20_Link"><text:span text:style-name="Source_20_Text"><text:span text:style-name="T1">https://style.tidyverse.org/index.html</text:span></text:span></text:a></text:p>
      <text:p text:style-name="P2"><text:span text:style-name="Source_20_Text"><text:span text:style-name="T1"/></text:span></text:p>
      <text:p text:style-name="P2"><text:span text:style-name="Source_20_Text"><text:span text:style-name="T1">In addition to using a consistent style, it is generally best practice to start each script in the same manner. For example, starting each script by writing a comment with the date, author, and purpose of the script, then loading the required packages, then definining important parameters, then starting the analysis could be done across all analysis scripts.</text:span></text:span></text:p>
      <text:p text:style-name="P2"><text:span text:style-name="Source_20_Text"><text:span text:style-name="T1"/></text:span></text:p>
      <text:p text:style-name="P2"><text:span text:style-name="Source_20_Text"><text:span text:style-name="T1">Further reading (Git/GitHub, Rmarkdown, R Projects, R Packages):</text:span></text:span></text:p>
      <text:p text:style-name="P2"><text:span text:style-name="Source_20_Text"><text:span text:style-name="T3"/></text:span></text:p>
      <text:p text:style-name="P2"><text:span text:style-name="Source_20_Text"><text:span text:style-name="T3">Reproducible Medical Research with R</text:span></text:span></text:p>
      <text:p text:style-name="P2"><text:a xlink:type="simple" xlink:href="https://bookdown.org/pdr_higgins/rmrwr/" text:style-name="Internet_20_link" text:visited-style-name="Visited_20_Internet_20_Link"><text:span text:style-name="Source_20_Text"><text:span text:style-name="T1">https://bookdown.org/pdr_higgins/rmrwr/</text:span></text:span></text:a></text:p>
      <text:p text:style-name="P2"><text:span text:style-name="Source_20_Text"><text:span text:style-name="T1"/></text:span></text:p>
      <text:h text:style-name="P4" text:outline-level="1"><text:span text:style-name="Source_20_Text"><text:span text:style-name="T4">Repr</text:span></text:span><text:span text:style-name="Source_20_Text"><text:span text:style-name="T4">oducible Research in R</text:span></text:span></text:h>
      <text:p text:style-name="P2"><text:a xlink:type="simple" xlink:href="https://monashdatafluency.github.io/r-rep-res/" text:style-name="Internet_20_link" text:visited-style-name="Visited_20_Internet_20_Link"><text:span text:style-name="Source_20_Text"><text:span text:style-name="T1">https://monashdatafluency.github.io/r-rep-res/</text:span></text:span></text:a></text:p>
      <text:p text:style-name="P2"><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42M34S</meta:editing-duration>
    <meta:editing-cycles>22</meta:editing-cycles>
    <meta:generator>OpenOffice/4.1.11$Win32 OpenOffice.org_project/4111m1$Build-9808</meta:generator>
    <dc:date>2022-03-21T09:56:29.90</dc:date>
    <dc:creator>Ben </dc:creator>
    <meta:document-statistic meta:table-count="0" meta:image-count="0" meta:object-count="0" meta:page-count="3" meta:paragraph-count="56" meta:word-count="813" meta:character-count="5298"/>
    <meta:user-defined meta:name="Info 1"/>
    <meta:user-defined meta:name="Info 2"/>
    <meta:user-defined meta:name="Info 3"/>
    <meta:user-defined meta:name="Info 4"/>
  </office:meta>
</office:document-meta>
</file>